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99cm" fo:min-width="7.338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99cm" fo:min-width="3.4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1cm" fo:min-width="1.482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1cm" fo:min-width="1.087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37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437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437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9pt" style:font-size-complex="9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72cm" svg:height="1.274cm" svg:x="0.326cm" svg:y="1.1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14cm" svg:height="1.274cm" svg:x="9.371cm" svg:y="1.1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16cm" svg:height="0.594cm" svg:x="3.279cm" svg:y="1.453cm">
          <text:p text:style-name="P2"><text:span text:style-name="T1">Batch 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16cm" svg:height="0.594cm" svg:x="5.779cm" svg:y="1.453cm">
          <text:p text:style-name="P2"><text:span text:style-name="T1">Batch 1 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16cm" svg:height="0.594cm" svg:x="0.779cm" svg:y="1.453cm">
          <text:p text:style-name="P2"><text:span text:style-name="T1">Batch 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21cm" svg:height="0.594cm" svg:x="9.568cm" svg:y="1.45cm">
          <text:p text:style-name="P2"><text:span text:style-name="T1">Batch 3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9.814cm" svg:height="0.962cm" svg:x="6.725cm" svg:y="0.007cm">
          <draw:text-box>
            <text:p>Sequential <text:s/>Processing Pipeline </text:p>
          </draw:text-box>
        </draw:frame>
        <draw:frame draw:style-name="gr5" draw:text-style-name="P4" draw:layer="layout" svg:width="3.81cm" svg:height="0.962cm" svg:x="-0.179cm" svg:y="1.574cm">
          <draw:text-box>
            <text:p>. . . </text:p>
          </draw:text-box>
        </draw:frame>
        <draw:frame draw:style-name="gr6" draw:text-style-name="P6" draw:layer="layout" svg:width="2.451cm" svg:height="0.687cm" svg:x="11.082cm" svg:y="1.353cm">
          <draw:text-box>
            <text:p text:style-name="P5"><text:span text:style-name="T2"><text:s/></text:span><text:span text:style-name="T2">Consumer-1</text:span></text:p>
          </draw:text-box>
        </draw:frame>
        <draw:custom-shape draw:style-name="gr2" draw:text-style-name="P1" draw:layer="layout" svg:width="4.014cm" svg:height="1.274cm" svg:x="14.019cm" svg:y="1.0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21cm" svg:height="0.594cm" svg:x="14.216cm" svg:y="1.421cm">
          <text:p text:style-name="P2"><text:span text:style-name="T1">Batch 2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451cm" svg:height="0.687cm" svg:x="15.73cm" svg:y="1.324cm">
          <draw:text-box>
            <text:p text:style-name="P5"><text:span text:style-name="T2"><text:s/></text:span><text:span text:style-name="T2">Consumer-2</text:span></text:p>
          </draw:text-box>
        </draw:frame>
        <draw:custom-shape draw:style-name="gr2" draw:text-style-name="P1" draw:layer="layout" svg:width="4.014cm" svg:height="1.274cm" svg:x="18.51cm" svg:y="1.0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21cm" svg:height="0.594cm" svg:x="18.707cm" svg:y="1.421cm">
          <text:p text:style-name="P2"><text:span text:style-name="T1">Batch 1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451cm" svg:height="0.687cm" svg:x="20.221cm" svg:y="1.324cm">
          <draw:text-box>
            <text:p text:style-name="P5"><text:span text:style-name="T2"><text:s/></text:span><text:span text:style-name="T2">Consumer-3</text:span></text:p>
          </draw:text-box>
        </draw:frame>
        <draw:line draw:style-name="gr9" draw:text-style-name="P7" draw:layer="layout" svg:x1="8.211cm" svg:y1="1.841cm" svg:x2="9.435cm" svg:y2="1.852cm">
          <text:p/>
        </draw:line>
        <draw:line draw:style-name="gr9" draw:text-style-name="P7" draw:layer="layout" svg:x1="13.011cm" svg:y1="2.235cm" svg:x2="14.464cm" svg:y2="2.238cm">
          <text:p/>
        </draw:line>
        <draw:line draw:style-name="gr9" draw:text-style-name="P7" draw:layer="layout" svg:x1="17.711cm" svg:y1="2.237cm" svg:x2="19.164cm" svg:y2="2.2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86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4-18T23:15:28.010730941</meta:creation-date>
    <dc:date>2022-04-25T21:42:40.388505340</dc:date>
    <meta:editing-duration>PT19M56S</meta:editing-duration>
    <meta:editing-cycles>4</meta:editing-cycles>
    <meta:generator>LibreOffice/7.0.4.2$MacOSX_X86_64 LibreOffice_project/dcf040e67528d9187c66b2379df5ea4407429775</meta:generator>
    <meta:document-statistic meta:object-count="18"/>
  </office:meta>
</office:document-meta>
</file>